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end"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text-underline-style="none" fo:font-weight="bold" style:font-weight-asian="bold" style:font-weight-complex="bold"/>
    </style:style>
    <style:style style:name="P8"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4pt" style:font-weight-asian="bold" style:font-size-complex="16pt" style:font-weight-complex="bold"/>
    </style:style>
    <style:style style:name="P9"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bold"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Text_20_body">
      <style:paragraph-properties fo:text-align="start" style:justify-single-word="false"/>
      <style:text-properties fo:font-weight="normal" style:font-weight-asian="normal" style:font-weight-complex="normal"/>
    </style:style>
    <style:style style:name="P16" style:family="paragraph" style:parent-style-name="Heading_20_1">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7" style:family="paragraph" style:parent-style-name="Standard">
      <style:paragraph-properties fo:margin-left="1.566cm" fo:margin-right="0cm" fo:text-indent="0cm" style:auto-text-indent="false"/>
      <style:text-properties fo:font-weight="normal" style:font-weight-asian="normal" style:font-weight-complex="normal"/>
    </style:style>
    <style:style style:name="P18" style:family="paragraph" style:parent-style-name="Standard">
      <style:paragraph-properties fo:margin-left="1.566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text-align="start" style:justify-single-word="false"/>
      <style:text-properties style:text-underline-style="none" fo:font-weight="normal" style:font-weight-asian="normal" style:font-weight-complex="normal"/>
    </style:style>
    <style:style style:name="P20" style:family="paragraph" style:parent-style-name="Standard" style:list-style-name="L1">
      <style:paragraph-properties fo:text-align="start" style:justify-single-word="false"/>
      <style:text-properties style:text-underline-style="none" fo:font-weight="normal" style:font-weight-asian="normal" style:font-weight-complex="normal"/>
    </style:style>
    <style:style style:name="P21" style:family="paragraph" style:parent-style-name="Standard" style:list-style-name="L1">
      <style:paragraph-properties fo:text-align="start" style:justify-single-word="false"/>
      <style:text-properties fo:font-weight="normal" style:font-weight-asian="normal" style:font-weight-complex="normal"/>
    </style:style>
    <style:style style:name="P22" style:family="paragraph" style:parent-style-name="Standard" style:list-style-name="L20">
      <style:paragraph-properties fo:text-align="start" style:justify-single-word="false"/>
      <style:text-properties fo:font-weight="normal" style:font-weight-asian="normal" style:font-weight-complex="normal"/>
    </style:style>
    <style:style style:name="P23" style:family="paragraph" style:parent-style-name="Standard" style:list-style-name="L21">
      <style:paragraph-properties fo:text-align="start" style:justify-single-word="false"/>
      <style:text-properties fo:font-weight="normal" style:font-weight-asian="normal" style:font-weight-complex="normal"/>
    </style:style>
    <style:style style:name="P24" style:family="paragraph" style:parent-style-name="Standard" style:list-style-name="L22">
      <style:paragraph-properties fo:text-align="start" style:justify-single-word="false"/>
      <style:text-properties fo:font-weight="normal" style:font-weight-asian="normal" style:font-weight-complex="normal"/>
    </style:style>
    <style:style style:name="P25" style:family="paragraph" style:parent-style-name="Standard" style:list-style-name="L23">
      <style:paragraph-properties fo:text-align="start" style:justify-single-word="false"/>
      <style:text-properties fo:font-weight="normal" style:font-weight-asian="normal" style:font-weight-complex="normal"/>
    </style:style>
    <style:style style:name="P26" style:family="paragraph" style:parent-style-name="Standard" style:list-style-name="L24">
      <style:paragraph-properties fo:text-align="start" style:justify-single-word="false"/>
      <style:text-properties fo:font-weight="normal" style:font-weight-asian="normal" style:font-weight-complex="normal"/>
    </style:style>
    <style:style style:name="P27" style:family="paragraph" style:parent-style-name="Standard" style:list-style-name="L25">
      <style:paragraph-properties fo:text-align="start" style:justify-single-word="false"/>
      <style:text-properties fo:font-weight="normal" style:font-weight-asian="normal" style:font-weight-complex="normal"/>
    </style:style>
    <style:style style:name="P28" style:family="paragraph" style:parent-style-name="Standard" style:list-style-name="L26">
      <style:paragraph-properties fo:text-align="start" style:justify-single-word="false"/>
      <style:text-properties fo:font-weight="normal" style:font-weight-asian="normal" style:font-weight-complex="normal"/>
    </style:style>
    <style:style style:name="P29" style:family="paragraph" style:parent-style-name="Standard" style:list-style-name="L27">
      <style:paragraph-properties fo:text-align="start" style:justify-single-word="false"/>
      <style:text-properties fo:font-weight="normal" style:font-weight-asian="normal" style:font-weight-complex="normal"/>
    </style:style>
    <style:style style:name="P30" style:family="paragraph" style:parent-style-name="Standard" style:list-style-name="L28">
      <style:paragraph-properties fo:text-align="start" style:justify-single-word="false"/>
      <style:text-properties fo:font-weight="normal" style:font-weight-asian="normal" style:font-weight-complex="normal"/>
    </style:style>
    <style:style style:name="P31" style:family="paragraph" style:parent-style-name="Standard" style:list-style-name="L29">
      <style:paragraph-properties fo:text-align="start" style:justify-single-word="false"/>
      <style:text-properties fo:font-weight="normal" style:font-weight-asian="normal" style:font-weight-complex="normal"/>
    </style:style>
    <style:style style:name="P32" style:family="paragraph" style:parent-style-name="Standard" style:list-style-name="L30">
      <style:paragraph-properties fo:text-align="start" style:justify-single-word="false"/>
      <style:text-properties fo:font-weight="normal" style:font-weight-asian="normal" style:font-weight-complex="normal"/>
    </style:style>
    <style:style style:name="P33" style:family="paragraph" style:parent-style-name="Standard" style:list-style-name="L31">
      <style:paragraph-properties fo:text-align="start" style:justify-single-word="false"/>
      <style:text-properties fo:font-weight="normal" style:font-weight-asian="normal" style:font-weight-complex="normal"/>
    </style:style>
    <style:style style:name="P34" style:family="paragraph" style:parent-style-name="Standard" style:list-style-name="L1">
      <style:paragraph-properties fo:text-align="start" style:justify-single-word="false"/>
    </style:style>
    <style:style style:name="P35" style:family="paragraph" style:parent-style-name="Standard" style:list-style-name="L36">
      <style:paragraph-properties fo:text-align="start" style:justify-single-word="false"/>
    </style:style>
    <style:style style:name="P36" style:family="paragraph" style:parent-style-name="Standard">
      <style:paragraph-properties fo:text-align="start" style:justify-single-word="false"/>
      <style:text-properties fo:font-variant="normal" fo:text-transform="none" fo:color="#222222" style:font-name="arial" fo:font-size="9.75pt" fo:letter-spacing="normal" fo:font-style="normal" style:text-underline-style="none" fo:font-weight="normal"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8" style:family="paragraph" style:parent-style-name="Standard" style:list-style-name="L2">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9" style:family="paragraph" style:parent-style-name="Standard" style:list-style-name="L3">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40" style:family="paragraph" style:parent-style-name="Standard" style:list-style-name="L4">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41" style:family="paragraph" style:parent-style-name="Standard" style:list-style-name="L5">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42" style:family="paragraph" style:parent-style-name="Standard" style:list-style-name="L6">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43" style:family="paragraph" style:parent-style-name="Standard" style:list-style-name="L7">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44" style:family="paragraph" style:parent-style-name="Standard" style:list-style-name="L8">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45" style:family="paragraph" style:parent-style-name="Standard" style:list-style-name="L9">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46" style:family="paragraph" style:parent-style-name="Standard" style:list-style-name="L10">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47" style:family="paragraph" style:parent-style-name="Standard" style:list-style-name="L11">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48" style:family="paragraph" style:parent-style-name="Standard" style:list-style-name="L12">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49" style:family="paragraph" style:parent-style-name="Standard" style:list-style-name="L13">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50" style:family="paragraph" style:parent-style-name="Standard" style:list-style-name="L14">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51" style:family="paragraph" style:parent-style-name="Standard" style:list-style-name="L15">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52" style:family="paragraph" style:parent-style-name="Standard" style:list-style-name="L16">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53" style:family="paragraph" style:parent-style-name="Standard" style:list-style-name="L17">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54" style:family="paragraph" style:parent-style-name="Standard" style:list-style-name="L18">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55" style:family="paragraph" style:parent-style-name="Standard" style:list-style-name="L19">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56" style:family="paragraph" style:parent-style-name="Standard" style:list-style-name="L32">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57" style:family="paragraph" style:parent-style-name="Standard" style:list-style-name="L33">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58" style:family="paragraph" style:parent-style-name="Standard" style:list-style-name="L36">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Times New Roman" fo:font-size="12pt" style:text-underline-style="none" fo:font-weight="bold" style:font-size-asian="10.5pt" style:font-weight-asian="bold" style:font-size-complex="12pt" style:font-weight-complex="bold"/>
    </style:style>
    <style:style style:name="P60" style:family="paragraph" style:parent-style-name="Standard" style:list-style-name="L34">
      <style:paragraph-properties fo:text-align="start" style:justify-single-word="false"/>
      <style:text-properties style:font-name="Times New Roman" fo:font-size="12pt" style:text-underline-style="none" fo:font-weight="bold" style:font-size-asian="10.5pt" style:font-weight-asian="bold" style:font-size-complex="12pt" style:font-weight-complex="bold"/>
    </style:style>
    <style:style style:name="P61" style:family="paragraph" style:parent-style-name="Standard" style:list-style-name="L35">
      <style:paragraph-properties fo:text-align="start" style:justify-single-word="false"/>
      <style:text-properties style:font-name="Times New Roman" fo:font-size="12pt" style:text-underline-style="none" fo:font-weight="bold"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weight-asian="normal" style:font-weight-complex="normal"/>
    </style:style>
    <style:style style:name="T3" style:family="text">
      <style:text-properties style:font-name="Times New Roman" fo:font-weight="normal" style:font-size-asian="12pt" style:font-weight-asian="normal" style:font-weight-complex="normal"/>
    </style:style>
    <style:style style:name="T4" style:family="text">
      <style:text-properties style:font-name="Times New Roman" style:font-size-asian="12pt"/>
    </style:style>
    <style:style style:name="T5" style:family="text">
      <style:text-properties style:font-name="Times New Roman" fo:font-size="12pt" style:text-underline-style="none" fo:font-weight="normal" style:font-size-asian="10.5pt" style:font-weight-asian="normal" style:font-size-complex="12pt" style:font-weight-complex="normal"/>
    </style:style>
    <style:style style:name="T6" style:family="text">
      <style:text-properties style:font-name="Times New Roman" fo:font-size="12pt" style:text-underline-style="none" fo:font-weight="normal" style:font-size-asian="12pt" style:font-weight-asian="normal" style:font-size-complex="12pt" style:font-weight-complex="normal"/>
    </style:style>
    <style:style style:name="T7" style:family="text">
      <style:text-properties style:font-name="Times New Roman" fo:font-size="12pt" style:text-underline-style="none" fo:font-weight="bold" style:font-size-asian="10.5pt" style:font-weight-asian="bold" style:font-size-complex="12pt" style:font-weight-complex="bold"/>
    </style:style>
    <style:style style:name="T8" style:family="text">
      <style:text-properties style:font-name="Times New Roman" fo:font-size="12pt" style:text-underline-style="none" style:font-size-asian="10.5pt" style:font-size-complex="12pt"/>
    </style:style>
    <style:style style:name="T9"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3</text:p>
      <text:p text:style-name="P2">Jeetesh Mangwani, 10314</text:p>
      <text:p text:style-name="P2">Harshit Maheshwari, 10290</text:p>
      <text:p text:style-name="P2">Vinit Kataria, 10807</text:p>
      <text:h text:style-name="P16" text:outline-level="1">User Processes</text:h>
      <text:p text:style-name="P12">Processes:</text:p>
      <text:p text:style-name="P12"/>
      <text:p text:style-name="P7">fork() : </text:p>
      <text:p text:style-name="P6">fork() is used to create processes.</text:p>
      <text:list xml:id="list1125389195" text:style-name="L1">
        <text:list-item>
          <text:p text:style-name="P20">If fork() returns a negative value, the creation of a child process was unsuccessful. </text:p>
        </text:list-item>
        <text:list-item>
          <text:p text:style-name="P21">fork() returns a zero to the newly created child process. </text:p>
        </text:list-item>
        <text:list-item>
          <text:p text:style-name="P34"><text:span text:style-name="T1">fork() returns a positive value, the </text:span><text:span text:style-name="T2">process ID</text:span><text:span text:style-name="T1"> of the child process, to the parent.</text:span></text:p>
        </text:list-item>
      </text:list>
      <text:p text:style-name="P15"/>
      <text:p text:style-name="P7">exec(char *filename) : </text:p>
      <text:p text:style-name="P6">executes the program pointed by 'filename'. The running process is completely replaced by the program passed as argument. This function does not return.</text:p>
      <text:p text:style-name="P5"/>
      <text:p text:style-name="P5"/>
      <text:p text:style-name="P5">Shared Memory:<text:line-break/></text:p>
      <text:p text:style-name="P3"><text:span text:style-name="Teletype"><text:span text:style-name="T4">shared_memory_open(int size)</text:span></text:span><text:span text:style-name="T4">:</text:span><text:span text:style-name="T3"> </text:span></text:p>
      <text:p text:style-name="P9">Open a shared memory of the given size in bytes. Returns an address to that shared memory if successful, NULL if not. In our implementation (in this assignment), it returns a pointer to the system-wide shared memory pages.</text:p>
      <text:p text:style-name="P9"/>
      <text:p text:style-name="P3"><text:span text:style-name="Teletype"><text:span text:style-name="T4">shared_memory_close()</text:span></text:span><text:span text:style-name="T4">:</text:span><text:span text:style-name="T3"> </text:span></text:p>
      <text:p text:style-name="P9">Closes the shared memory.</text:p>
      <text:p text:style-name="P9"/>
      <text:p text:style-name="P36"/>
      <text:p text:style-name="P8">Our Implementation </text:p>
      <text:p text:style-name="P4">*In our implementation, we have changed the RAM in pintos executable from 4MB to 12 MB. And we have given 800 pages(4KB each) for swap-space from kernel pool of 1407 pages and 200 pages(4KB each) for frame-space from user pool of 1407 pages.</text:p>
      <text:p text:style-name="P10"/>
      <text:p text:style-name="P11">src/userprog/exception.c</text:p>
      <text:p text:style-name="P10">The following changes have been made to function <text:s/><text:span text:style-name="T9">static void page_fault (struct intr_frame *f) -</text:span></text:p>
      <text:p text:style-name="P10">If a free frame is found then :</text:p>
      <text:list xml:id="list1564249095" text:style-name="L2">
        <text:list-item>
          <text:p text:style-name="P38">If pointer to fault address' table in swap-space and pointer to fault address' table in frame-space are null then the entry is updated in swapdirectory. </text:p>
        </text:list-item>
        <text:list-item>
          <text:p text:style-name="P38">If pointer to fault address' table in fault-space is null and entry is found in swap-space then get the page table entry of the the fault_addr and copy the page into frame-space from swap-space. Also update the entry in pagedirectory and swapdirectory. </text:p>
        </text:list-item>
        <text:list-item>
          <text:p text:style-name="P38">If the table is found in frame-space and pointer to fault_addr in swap-space is null then get the page talbe entry of the fault-addr and copy the page from swap-space to frame-space. Unset the bitmap entry for the moved page from swap space and create page table entry for the moved page in framespace. </text:p>
        </text:list-item>
      </text:list>
      <text:p text:style-name="P10"><text:soft-page-break/></text:p>
      <text:p text:style-name="P11">src/userprog/pagedir.c <text:s/>src/userprog/pagedir.h</text:p>
      <text:p text:style-name="P13"><text:span text:style-name="T8">The following data structures have been defined in </text:span><text:span text:style-name="T7">pagedir.h</text:span><text:span text:style-name="T8">:</text:span></text:p>
      <text:p text:style-name="Standard">struct bitmap* swapbitmap;<text:tab/> <text:s text:c="11"/>-bitmap for swapspace</text:p>
      <text:p text:style-name="Standard">uint8_t* framespace;<text:tab/><text:tab/><text:tab/>-pointer to framespace</text:p>
      <text:p text:style-name="Standard">struct bitmap* framebitmap;<text:tab/><text:tab/>-bitmap for framespace</text:p>
      <text:p text:style-name="Standard">struct lock shmlock;<text:tab/><text:tab/><text:tab/>-lock for shared memory</text:p>
      <text:p text:style-name="Standard">struct lock swaplock;<text:tab/><text:tab/><text:tab/>-lock for swapspace</text:p>
      <text:p text:style-name="P10">struct lock framelock;<text:tab/><text:tab/><text:tab/>-lock for framespace</text:p>
      <text:list xml:id="list561703848" text:style-name="L3">
        <text:list-item>
          <text:p text:style-name="P39">The number of pages for system-wide shared memory (SHM_PGS) is defined to be 2. </text:p>
        </text:list-item>
        <text:list-item>
          <text:p text:style-name="P39">The following changes have been made to void <text:span text:style-name="T9">pagedir_destroy (uint32_t *pd) -</text:span></text:p>
        </text:list-item>
        <text:list-item>
          <text:p text:style-name="P39">All the pages referenced by the pagedirectory pd are freed as follows:</text:p>
        </text:list-item>
        <text:list-item>
          <text:p text:style-name="P39">If the pagetable address referenced by pagedir entry is not null then for each entry in the page table the corresponding address are freed( the page is not empty and is in the frame-space then it is freed from the frame-space and if the page is not empty and is in the swap-space then it is freed from the swap-space). If the pagetable page is in frame-space or it is in swap-space then if is freed from there by unsetting the corresponding enty in the respective frames. </text:p>
        </text:list-item>
      </text:list>
      <text:p text:style-name="P10"/>
      <text:p text:style-name="P10">The following functions are created:</text:p>
      <text:p text:style-name="P11">uint32_t * lookup_page_in_framespace (uint32_t *pd, const void *vaddr, bool create)-</text:p>
      <text:list xml:id="list1435068223" text:style-name="L4">
        <text:list-item>
          <text:p text:style-name="P40">Returns the address of the page table entry for virtual address(vaddr) in framespace's page directory (pd).</text:p>
        </text:list-item>
        <text:list-item>
          <text:p text:style-name="P40">If page directory <text:s/>does not have a page table for virtual address, behavior depends on create. <text:s/></text:p>
        </text:list-item>
        <text:list-item>
          <text:p text:style-name="P40">If create is true, then a new page table is created and a pointer into it is returned. <text:s/>Otherwise, a null pointer is returned.</text:p>
        </text:list-item>
      </text:list>
      <text:p text:style-name="P11"/>
      <text:p text:style-name="P11">bool pagedir_set_page_framespace (uint32_t *pd, void *upage, void *kpage, bool writable)-</text:p>
      <text:list xml:id="list1786624352" text:style-name="L5">
        <text:list-item>
          <text:p text:style-name="P41">Adds a mapping in page directory( pd) for framespace from user virtual page( upage) to the physical frame identified by kernel virtual address( kpage).</text:p>
        </text:list-item>
        <text:list-item>
          <text:p text:style-name="P41">User virtual page must not already be mapped.</text:p>
        </text:list-item>
        <text:list-item>
          <text:p text:style-name="P41">If writable is true, the new page is read/write otherwise it is read-only.</text:p>
        </text:list-item>
        <text:list-item>
          <text:p text:style-name="P41">The function returns true if successful, false if memory allocation fails. </text:p>
        </text:list-item>
      </text:list>
      <text:p text:style-name="P11"/>
      <text:p text:style-name="P11">bool pagedir_set_page_swapspace (uint32_t *sd, void *upage, void *kpage, bool writable)-</text:p>
      <text:list xml:id="list1897753769" text:style-name="L6">
        <text:list-item>
          <text:p text:style-name="P42">Adds a mapping in swapspace page directory( sd) for swapspace from user virtual page( upage) to the swap page identified by kernel virtual address( kpage).</text:p>
        </text:list-item>
        <text:list-item>
          <text:p text:style-name="P42">User virtual page must not already be mapped.</text:p>
        </text:list-item>
        <text:list-item>
          <text:p text:style-name="P42">If writable is true, the new page is read/write otherwise it is read-only.</text:p>
        </text:list-item>
        <text:list-item>
          <text:p text:style-name="P42">Returns true if successful, false if memory allocation failed.</text:p>
        </text:list-item>
      </text:list>
      <text:p text:style-name="P11"/>
      <text:p text:style-name="P11">uint32_t * lookup_page_in_swapspace (uint32_t *sd, const void *vaddr, bool create) -</text:p>
      <text:list xml:id="list815787184" text:style-name="L7">
        <text:list-item>
          <text:p text:style-name="P43">Returns the address of the page table entry for virtual address( vaddr) in swapspace's page directory( sd).</text:p>
        </text:list-item>
        <text:list-item>
          <text:p text:style-name="P43">If swapspace's directory does not have a page table for virtual address , behavior depends on create.</text:p>
        </text:list-item>
        <text:list-item>
          <text:p text:style-name="P43">If create is true, then a new page table is created and a pointer into it is returned. <text:s/></text:p>
        </text:list-item>
        <text:list-item>
          <text:p text:style-name="P43">Otherwise, a null pointer is returned.</text:p>
        </text:list-item>
      </text:list>
      <text:p text:style-name="P11"><text:soft-page-break/>unsigned get_free_frame_index() -</text:p>
      <text:list xml:id="list418254268" text:style-name="L8">
        <text:list-item>
          <text:p text:style-name="P44">The function returns the index of a free page in framespace.</text:p>
        </text:list-item>
      </text:list>
      <text:p text:style-name="P11">unsigned get_free_swap_index()-</text:p>
      <text:list xml:id="list1955306086" text:style-name="L9">
        <text:list-item>
          <text:p text:style-name="P45">The function returns the index of a free page in swapspace.</text:p>
        </text:list-item>
      </text:list>
      <text:p text:style-name="P11">void set_frame_index(unsigned idx, bool value)-</text:p>
      <text:list xml:id="list1256769984" text:style-name="L10">
        <text:list-item>
          <text:p text:style-name="P46">The function sets the value of the bit at index idx in framespacebitmap.</text:p>
        </text:list-item>
      </text:list>
      <text:p text:style-name="P11">void set_swap_index(unsigned idx, bool value)-</text:p>
      <text:list xml:id="list2151052433" text:style-name="L11">
        <text:list-item>
          <text:p text:style-name="P47">The function sets the value of the bit at index idx <text:s/>in swapspacebitmap.</text:p>
        </text:list-item>
      </text:list>
      <text:p text:style-name="P11">bool is_in_swapspace(uint8_t* vaddr)-</text:p>
      <text:list xml:id="list1559761772" text:style-name="L12">
        <text:list-item>
          <text:p text:style-name="P48">Checks whether the virtual address( vaddr) lies in swapspace's range or not.</text:p>
        </text:list-item>
      </text:list>
      <text:p text:style-name="P11">bool is_in_framespace(uint8_t* vaddr)</text:p>
      <text:list xml:id="list906366729" text:style-name="L13">
        <text:list-item>
          <text:p text:style-name="P49">Checks whether the virtual address( vaddr) lies in framespace's range or not.</text:p>
        </text:list-item>
      </text:list>
      <text:p text:style-name="P11"/>
      <text:p text:style-name="P11">src/userprog/process.c, src/userprog/process.h</text:p>
      <text:p text:style-name="P10">In process.c : </text:p>
      <text:p text:style-name="P10">The maximum number of arguments that can be passed to an executable(MAX_N_ARGS) is define to be 32.</text:p>
      <text:p text:style-name="P10">The following function have been modified:</text:p>
      <text:p text:style-name="P11">tid_t process_execute (const char *command) -</text:p>
      <text:list xml:id="list867222210" text:style-name="L14">
        <text:list-item>
          <text:p text:style-name="P50">Starts a new thread running a user program loaded from filename extracted from command string.</text:p>
        </text:list-item>
      </text:list>
      <text:p text:style-name="P11">int process_wait (tid_t child_tid) -</text:p>
      <text:list xml:id="list1626733279" text:style-name="L15">
        <text:list-item>
          <text:p text:style-name="P51">If the child thread does not exist return not found error. (ENOTFND)</text:p>
        </text:list-item>
        <text:list-item>
          <text:p text:style-name="P51">If child thread already has a waiter then return error. (EALREADY)</text:p>
        </text:list-item>
        <text:list-item>
          <text:p text:style-name="P51">Otherwise set the current thread as the waiter of child thread and block the current thread until the child exits. </text:p>
        </text:list-item>
      </text:list>
      <text:p text:style-name="P11">void process_exit (void)-</text:p>
      <text:list xml:id="list1187791504" text:style-name="L16">
        <text:list-item>
          <text:p text:style-name="P52">If any waiter of the current thread exists then unblock the waiter. </text:p>
        </text:list-item>
      </text:list>
      <text:p text:style-name="P11">bool load (const char *command, void (**eip) (void), void **esp) -</text:p>
      <text:list xml:id="list1432405812" text:style-name="L17">
        <text:list-item>
          <text:p text:style-name="P53">Get a free page from kernel pool for the swapdirectory of this thread. </text:p>
        </text:list-item>
        <text:list-item>
          <text:p text:style-name="P53">We copy the executable name to prog_name and open the executable prog_name. </text:p>
        </text:list-item>
      </text:list>
      <text:p text:style-name="P11">static bool load_segment (struct file *file, off_t ofs, uint8_t *upage, uint32_t read_bytes, uint32_t zero_bytes, bool writable)-</text:p>
      <text:list xml:id="list1200134391" text:style-name="L18">
        <text:list-item>
          <text:p text:style-name="P54">Get the index of the free swap pages. </text:p>
        </text:list-item>
        <text:list-item>
          <text:p text:style-name="P54">If the pointer to free page in swap-space is null then free the page and destroy the current thread's swapdirectory. </text:p>
        </text:list-item>
      </text:list>
      <text:p text:style-name="P11">static bool setup_stack (void **esp, char* arg_list)-</text:p>
      <text:list xml:id="list1665855900" text:style-name="L19">
        <text:list-item>
          <text:p text:style-name="P55">Get the free swapspace's page's index.</text:p>
        </text:list-item>
        <text:list-item>
          <text:p text:style-name="P55">If kpage is not null then add the mapping in the pagedirectory of swapspace. </text:p>
        </text:list-item>
        <text:list-item>
          <text:p text:style-name="P55">Break the arg_list into tokens(representing arguments) separated by spaces and decrementing the stack pointer from PHYS_BASE as per it and storing the arguments in the stack</text:p>
        </text:list-item>
      </text:list>
      <text:p text:style-name="P10"/>
      <text:p text:style-name="P10"/>
      <text:p text:style-name="P11">src/userprog/syscall.c ,src/userprog/syscall.h</text:p>
      <text:p text:style-name="P13"><text:span text:style-name="T8">The following data structure has been added to </text:span><text:span text:style-name="T7">syscall.h</text:span><text:span text:style-name="T8">- </text:span></text:p>
      <text:p text:style-name="P18">struct fork_arg{</text:p>
      <text:p text:style-name="P17"><text:tab/>uint32_t* pdir;<text:tab/><text:tab/>-pointer to pagedirectory</text:p>
      <text:p text:style-name="P17"><text:soft-page-break/><text:tab/>uint32_t* sdir;<text:tab/><text:tab/><text:tab/>-pointer to swapdirectory</text:p>
      <text:p text:style-name="P17"><text:tab/>struct intr_frame f;<text:tab/><text:tab/>-interrupt frame</text:p>
      <text:p text:style-name="P18">};</text:p>
      <text:list xml:id="list934257094" text:style-name="L20">
        <text:list-item>
          <text:p text:style-name="P22">The following changes have been done to <text:span text:style-name="T9">syscall.c</text:span></text:p>
        </text:list-item>
        <text:list-item>
          <text:p text:style-name="P22">The start address (START_ADDR) has been defined as: 0x8000000 (128 MB) [Nothing is mapped below this address according to Pintos manual]</text:p>
        </text:list-item>
        <text:list-item>
          <text:p text:style-name="P22">The page size in words is defined as PGSIZE&gt;&gt;2.</text:p>
        </text:list-item>
      </text:list>
      <text:p text:style-name="P13">The following functions have been modified: </text:p>
      <text:p text:style-name="P14">void syscall_init (void)-</text:p>
      <text:list xml:id="list1441136547" text:style-name="L21">
        <text:list-item>
          <text:p text:style-name="P23">Added code to initialize syscall_map[] <text:s/>and syscall-narg[] arrays.</text:p>
        </text:list-item>
      </text:list>
      <text:p text:style-name="P14">static void syscall_handler (struct intr_frame *f) -</text:p>
      <text:list xml:id="list1076076688" text:style-name="L22">
        <text:list-item>
          <text:p text:style-name="P24">If number of arguments is zero then if fork() is called, pass the interrupt frame to its syscall else no argument is passed.</text:p>
        </text:list-item>
      </text:list>
      <text:p text:style-name="P13">The following functions have been implemented: </text:p>
      <text:p text:style-name="P13"><text:span text:style-name="T9">void sys_wait(tid_t tid)-</text:span> </text:p>
      <text:list xml:id="list1406030111" text:style-name="L23">
        <text:list-item>
          <text:p text:style-name="P25">If the current process waits till the tid process exits.</text:p>
        </text:list-item>
      </text:list>
      <text:p text:style-name="P14">int sys_write(int fd, const void* buffer, unsigned length)-</text:p>
      <text:list xml:id="list1256160081" text:style-name="L24">
        <text:list-item>
          <text:p text:style-name="P26">The function writes the buffer to the standard output of the given length.</text:p>
        </text:list-item>
      </text:list>
      <text:p text:style-name="P14">void sys_exec(char* cmd)-</text:p>
      <text:list xml:id="list1860774652" text:style-name="L25">
        <text:list-item>
          <text:p text:style-name="P27">The function executes the 'cmd' wchich may even contain arguments.</text:p>
        </text:list-item>
      </text:list>
      <text:p text:style-name="P14">int sys_exit(int status)-</text:p>
      <text:list xml:id="list679074042" text:style-name="L26">
        <text:list-item>
          <text:p text:style-name="P28">Exit the current thread. </text:p>
        </text:list-item>
      </text:list>
      <text:p text:style-name="P14">int sys_fork(struct intr_frame* f)-</text:p>
      <text:list xml:id="list1701340297" text:style-name="L27">
        <text:list-item>
          <text:p text:style-name="P29">The function forks the process and returns the tid of child process to the parent process if successful, else returns -1. </text:p>
        </text:list-item>
        <text:list-item>
          <text:p text:style-name="P29">Create a new pagedirectory and a new swapdirectory page(if not created return -1). </text:p>
        </text:list-item>
        <text:list-item>
          <text:p text:style-name="P29">Sets and maps all the pages from parent's page directory to child's directory. </text:p>
          <text:list>
            <text:list-item>
              <text:p text:style-name="P29">Map the new pagetable at virtual address pt_vaddr. </text:p>
            </text:list-item>
            <text:list-item>
              <text:p text:style-name="P29">Copy all pagetable entries and the pages</text:p>
            </text:list-item>
          </text:list>
        </text:list-item>
      </text:list>
      <text:list xml:id="list436204991" text:style-name="L28">
        <text:list-item>
          <text:p text:style-name="P30">Sets and maps all the pages in the parent's swapdirectory to child's swapdirectory.</text:p>
          <text:list>
            <text:list-item>
              <text:p text:style-name="P30">Map the new pagetable at virtual address pt_vaddr.</text:p>
            </text:list-item>
            <text:list-item>
              <text:p text:style-name="P30">Copy all pagetable entries and the pages. </text:p>
            </text:list-item>
          </text:list>
        </text:list-item>
        <text:list-item>
          <text:p text:style-name="P30">Copies the interrupt frame into arg's interrupt frame(to be passed to child process' thread_create()) </text:p>
        </text:list-item>
        <text:list-item>
          <text:p text:style-name="P30">Creates new thread for the child for which the start function is start_forked_process and structure arg is passed as an extra argument.</text:p>
        </text:list-item>
      </text:list>
      <text:p text:style-name="P14">int start_forked_process(struct fork_arg* arg)</text:p>
      <text:list xml:id="list1061781856" text:style-name="L29">
        <text:list-item>
          <text:p text:style-name="P31">Starts the forked process, takes as argument the structure arg which has interrupt frame of parent, pagedirectories for the child.</text:p>
          <text:list>
            <text:list-item>
              <text:p text:style-name="P31">Copies the interrupt frame of parent to child's interrupt frame<text:tab/></text:p>
            </text:list-item>
            <text:list-item>
              <text:p text:style-name="P31">Make the current thread's pagedirectory point to respective pagerdirectoriess<text:tab/></text:p>
            </text:list-item>
            <text:list-item>
              <text:p text:style-name="P31">Return value for the child process is 0 if successful fork<text:tab/></text:p>
            </text:list-item>
            <text:list-item>
              <text:p text:style-name="P31">Simulate as if the child process just re-ran after an interrupt</text:p>
            </text:list-item>
          </text:list>
        </text:list-item>
      </text:list>
      <text:p text:style-name="P14">uint8_t* sys_shmopen(int size)</text:p>
      <text:list xml:id="list669753469" text:style-name="L30">
        <text:list-item>
          <text:p text:style-name="P32">The function returns a pointer to the system-wide shared memory pages and adds the mappings in pagedirectory for the requested size( size is in bytes).</text:p>
        </text:list-item>
        <text:list-item>
          <text:p text:style-name="P32">Acquires lock for shared memory.</text:p>
        </text:list-item>
        <text:list-item>
          <text:p text:style-name="P32"><text:soft-page-break/>If the requested size exceeds the shared memory pages in the system then return null. </text:p>
        </text:list-item>
        <text:list-item>
          <text:p text:style-name="P32">Map the shared memory pages in the current thread's page directory. </text:p>
        </text:list-item>
        <text:list-item>
          <text:p text:style-name="P32">Release shared memory lock.</text:p>
        </text:list-item>
        <text:list-item>
          <text:p text:style-name="P32">Return the address from where the alloted shared memory starts.</text:p>
        </text:list-item>
      </text:list>
      <text:p text:style-name="P14">int sys_shmclose(char* ptr UNUSED)</text:p>
      <text:list xml:id="list1225808258" text:style-name="L31">
        <text:list-item>
          <text:p text:style-name="P33">The function closes the shared memory pages,returns 0 if successful. It removes the mappings for shared memory pages from the current thread's pagedirectory.</text:p>
        </text:list-item>
      </text:list>
      <text:p text:style-name="P13"/>
      <text:p text:style-name="P11">src/threads/init.c</text:p>
      <text:list xml:id="list2145498447" text:style-name="L32">
        <text:list-item>
          <text:p text:style-name="P56">Changes have been made to the following functions: </text:p>
        </text:list-item>
      </text:list>
      <text:p text:style-name="P11">static void paging_init (void)</text:p>
      <text:list xml:id="list44846312" text:style-name="L33">
        <text:list-item>
          <text:p text:style-name="P57">Give a pool of SWAP_PAGES pages from kernel pool to swapspace.</text:p>
        </text:list-item>
        <text:list-item>
          <text:p text:style-name="P57">Create a bitmap for SWAP_PAGES pages.</text:p>
        </text:list-item>
        <text:list-item>
          <text:p text:style-name="P57">Intially all pages in swapspace are free so set the bitmap entries to false.</text:p>
        </text:list-item>
        <text:list-item>
          <text:p text:style-name="P57">Give a pool of N_FRAMES pages from user pool to framespace.</text:p>
        </text:list-item>
        <text:list-item>
          <text:p text:style-name="P57">Create a bitmap for N_FRAMES pages.</text:p>
        </text:list-item>
        <text:list-item>
          <text:p text:style-name="P57">Intially all pages in framespace are free so set the bitmap entries to false.</text:p>
        </text:list-item>
        <text:list-item>
          <text:p text:style-name="P57">Initialize lock for swapspace, framespace and shared memory. </text:p>
        </text:list-item>
        <text:list-item>
          <text:p text:style-name="P57">Get pages for shared memory from user pool.</text:p>
        </text:list-item>
      </text:list>
      <text:p text:style-name="P13"/>
      <text:p text:style-name="P11">src/threads/thread.h-</text:p>
      <text:list xml:id="list1745839402" text:style-name="L34">
        <text:list-item>
          <text:p text:style-name="P60"><text:span text:style-name="T1">The following data structure has been added to </text:span>thread.h<text:span text:style-name="T1">: </text:span></text:p>
        </text:list-item>
      </text:list>
      <text:p text:style-name="P14"><text:span text:style-name="T5"><text:tab/>struct thread* waiter;<text:tab/><text:tab/><text:tab/>-pointer to the thread which waits on this thread</text:span><text:span text:style-name="T8"><text:line-break/></text:span></text:p>
      <text:p text:style-name="P11">src/lib/user/syscall.c, src/lib/user/syscall.h</text:p>
      <text:p text:style-name="P10">The following functions have been added: </text:p>
      <text:list xml:id="list1391410318" text:style-name="L35">
        <text:list-item>
          <text:p text:style-name="P61">void exit (int status)</text:p>
        </text:list-item>
        <text:list-item>
          <text:p text:style-name="P61">pid_t exec (const char *file)</text:p>
        </text:list-item>
        <text:list-item>
          <text:p text:style-name="P61">int wait (pid_t pid)</text:p>
        </text:list-item>
        <text:list-item>
          <text:p text:style-name="P61">int write (int fd, const void *buffer, unsigned size)</text:p>
        </text:list-item>
        <text:list-item>
          <text:p text:style-name="P61">pid_t fork ()</text:p>
        </text:list-item>
        <text:list-item>
          <text:p text:style-name="P61">char* shared_memory_open(int size)</text:p>
        </text:list-item>
        <text:list-item>
          <text:p text:style-name="P61">int shared_memory_close(void)</text:p>
        </text:list-item>
      </text:list>
      <text:p text:style-name="P8"/>
      <text:p text:style-name="P8">Running the Tests</text:p>
      <text:list xml:id="list1789797961" text:style-name="L36">
        <text:list-item>
          <text:p text:style-name="P35"><text:span text:style-name="T5">We have added the test file </text:span><text:span text:style-name="T7">hello.c</text:span><text:span text:style-name="T5"> in /src/examples/ </text:span></text:p>
        </text:list-item>
      </text:list>
      <text:p text:style-name="P10"><text:tab/></text:p>
      <text:p text:style-name="P10"><text:tab/>For our implementation:</text:p>
      <text:p text:style-name="P10"><text:tab/>The RAM in the pintos executable has to be changed to 12 MB from 4 MB. </text:p>
      <text:list xml:id="list1521560723" text:continue-numbering="true" text:style-name="L36">
        <text:list-item>
          <text:p text:style-name="P58">The details are written in the comments.</text:p>
        </text:list-item>
        <text:list-item>
          <text:p text:style-name="P35"><text:span text:style-name="T5">Comment out the following lines in pintos/src/Make.config<text:line-break/></text:span><text:span text:style-name="T6">----- LINE 48 -----<text:line-break/>ifeq ($(strip $(shell $(LD) --build-id=none -e 0 /dev/null -o /dev/null<text:line-break/>2&gt;&amp;1; echo $$?)),0)<text:line-break/>----- LINE 50 ------<text:line-break/>endif</text:span></text:p>
        </text:list-item>
        <text:list-item>
          <text:p text:style-name="P58"><text:soft-page-break/>To run, the following commands are to be used:</text:p>
          <text:p text:style-name="P58"/>
          <text:p text:style-name="P58">In src/examples/ :</text:p>
          <text:p text:style-name="P58">&gt; make</text:p>
          <text:p text:style-name="P58"/>
          <text:p text:style-name="P58">In src/userprog/build/ :</text:p>
        </text:list-item>
      </text:list>
      <text:p text:style-name="P10"><text:tab/>&gt; pintos-mkdisk filesys.dsk --filesys-size=2 </text:p>
      <text:p text:style-name="P10"><text:tab/>&gt; pintos -f -q </text:p>
      <text:p text:style-name="P6"><text:tab/>&gt; pintos -p ../../examples/hello -a hello -- -q </text:p>
      <text:p text:style-name="P6"><text:tab/>&gt; pintos -p ../../examples/echo -a echo – -q</text:p>
      <text:p text:style-name="P6"><text:tab/>&gt; pintos -q run hell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roid Sans Fallback1" style:font-name-complex="DejaVu Sans Mono"/>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ll </meta:initial-creator>
    <meta:creation-date>2012-11-04T14:42:37</meta:creation-date>
    <dc:date>2012-11-04T22:06:17</dc:date>
    <dc:creator>Jeetesh </dc:creator>
    <meta:editing-duration>PT6H12M16S</meta:editing-duration>
    <meta:editing-cycles>89</meta:editing-cycles>
    <meta:generator>LibreOffice/3.3$Unix LibreOffice_project/330m19$Build-202</meta:generator>
    <meta:document-statistic meta:table-count="0" meta:image-count="0" meta:object-count="0" meta:page-count="6" meta:paragraph-count="181" meta:word-count="1938" meta:character-count="11880"/>
  </office:meta>
</office:document-meta>
</file>